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891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5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style:font-name="Liberation Serif" fo:font-weight="bold" style:font-name-asian="Segoe UI" style:font-weight-asian="bold" style:font-name-complex="Tahoma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ce1" office:value-type="string" calcext:value-type="string">
            <text:p>historicoHabitosDiarios_query 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date" office:date-value="2024-05-22" calcext:value-type="date">
            <text:p>22/05/24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date" office:date-value="2024-05-22" calcext:value-type="date">
            <text:p>22/05/24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date" office:date-value="2024-05-22" calcext:value-type="date">
            <text:p>22/05/24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date" office:date-value="2024-05-21" calcext:value-type="date">
            <text:p>21/05/24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8" office:value-type="date" office:date-value="2024-05-21" calcext:value-type="date">
            <text:p>21/05/24</text:p>
          </table:table-cell>
        </table:table-row>
        <table:table-row table:style-name="ro1">
          <table:table-cell table:style-name="ce5" office:value-type="string" calcext:value-type="string">
            <text:p>Index (8)</text:p>
          </table:table-cell>
          <table:table-cell table:style-name="ce5" office:value-type="string" calcext:value-type="string">
            <text:p>cont </text:p>
          </table:table-cell>
          <table:table-cell table:style-name="ce5" office:value-type="string" calcext:value-type="string">
            <text:p>page_pivot </text:p>
          </table:table-cell>
          <table:table-cell table:style-name="ce5" office:value-type="string" calcext:value-type="string">
            <text:p>fecha_pivot </text:p>
          </table:table-cell>
          <table:table-cell table:style-name="ce5" office:value-type="string" calcext:value-type="string">
            <text:p>fecha_registro </text:p>
          </table:table-cell>
          <table:table-cell table:style-name="ce5" office:value-type="string" calcext:value-type="string">
            <text:p>page </text:p>
          </table:table-cell>
          <table:table-cell table:style-name="ce9" office:value-type="string" calcext:value-type="string">
            <text:p>per_page</text:p>
          </table:table-cell>
          <table:table-cell table:style-name="ce5" office:value-type="string" calcext:value-type="string">
            <text:p>habitos[]</text:p>
          </table:table-cell>
          <table:table-cell table:style-name="ce5" office:value-type="string" calcext:value-type="string">
            <text:p>FECHA_REGISTRO </text:p>
          </table:table-cell>
          <table:table-cell table:style-name="ce5" office:value-type="string" calcext:value-type="string">
            <text:p>HABITOS_ARRAY </text:p>
          </table:table-cell>
          <table:table-cell office:value-type="float" office:value="5" calcext:value-type="float">
            <text:p>5</text:p>
          </table:table-cell>
          <table:table-cell office:value-type="date" office:date-value="2024-05-20" calcext:value-type="date">
            <text:p>20/05/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date" office:date-value="2024-05-22" calcext:value-type="date">
            <text:p>22/05/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4-05-21" calcext:value-type="date">
            <text:p>21/05/24</text:p>
          </table:table-cell>
          <table:table-cell table:number-columns-repeated="2" table:style-name="ce2" office:value-type="date" office:date-value="2024-05-22" calcext:value-type="date">
            <text:p>22/05/24</text:p>
          </table:table-cell>
          <table:table-cell office:value-type="float" office:value="6" calcext:value-type="float">
            <text:p>6</text:p>
          </table:table-cell>
          <table:table-cell office:value-type="date" office:date-value="2024-05-20" calcext:value-type="date">
            <text:p>20/05/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4-05-21" calcext:value-type="date">
            <text:p>21/05/24</text:p>
          </table:table-cell>
          <table:table-cell table:style-name="ce2" office:value-type="date" office:date-value="2024-05-22" calcext:value-type="date">
            <text:p>22/05/24</text:p>
          </table:table-cell>
          <table:table-cell table:number-columns-repeated="2"/>
          <table:table-cell table:style-name="ce8" office:value-type="date" office:date-value="2024-05-21" calcext:value-type="date">
            <text:p>21/05/24</text:p>
          </table:table-cell>
          <table:table-cell/>
          <table:table-cell table:style-name="ce2" office:value-type="date" office:date-value="2024-05-22" calcext:value-type="date">
            <text:p>22/05/24</text:p>
          </table:table-cell>
          <table:table-cell office:value-type="float" office:value="7" calcext:value-type="float">
            <text:p>7</text:p>
          </table:table-cell>
          <table:table-cell office:value-type="date" office:date-value="2024-05-20" calcext:value-type="date">
            <text:p>20/05/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date" office:date-value="2024-05-22" calcext:value-type="date">
            <text:p>22/05/24</text:p>
          </table:table-cell>
          <table:table-cell table:number-columns-repeated="2"/>
          <table:table-cell table:style-name="ce2"/>
          <table:table-cell/>
          <table:table-cell table:style-name="ce2" office:value-type="date" office:date-value="2024-05-22" calcext:value-type="date">
            <text:p>22/05/2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date" office:date-value="2024-05-21" calcext:value-type="date">
            <text:p>21/05/24</text:p>
          </table:table-cell>
          <table:table-cell table:number-columns-repeated="3"/>
          <table:table-cell table:number-columns-repeated="2" table:style-name="ce2" office:value-type="date" office:date-value="2024-05-21" calcext:value-type="date">
            <text:p>21/05/2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8" office:value-type="date" office:date-value="2024-05-21" calcext:value-type="date">
            <text:p>21/05/24</text:p>
          </table:table-cell>
          <table:table-cell table:number-columns-repeated="4"/>
          <table:table-cell table:style-name="ce8" office:value-type="date" office:date-value="2024-05-21" calcext:value-type="date">
            <text:p>21/05/2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date" office:date-value="2024-05-20" calcext:value-type="date">
            <text:p>20/05/24</text:p>
          </table:table-cell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1:30:01.8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22:38:16.066000000</meta:creation-date>
    <dc:date>2024-05-23T22:33:29.451000000</dc:date>
    <meta:editing-duration>PT49M56S</meta:editing-duration>
    <meta:editing-cycles>2</meta:editing-cycles>
    <meta:generator>LibreOffice/24.2.3.2$Windows_X86_64 LibreOffice_project/433d9c2ded56988e8a90e6b2e771ee4e6a5ab2ba</meta:generator>
    <meta:document-statistic meta:table-count="1" meta:cell-count="56" meta:object-count="0"/>
  </office:meta>
</office:document-meta>
</file>